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7f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al matrix - </text:p>
      <text:p text:style-name="P1"/>
      <text:p text:style-name="P1">[[-9.96192635e-09 -2.51721344e-04 2.32983676e-02] [ 2.55763528e-04 -6.55368856e-06 4.76544322e-01] [-2.36878303e-02 -4.86662565e-01 1.00000000e+00]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3T21:15:01.205931023</meta:creation-date>
    <dc:date>2022-11-13T21:15:28.180356663</dc:date>
    <meta:editing-duration>PT27S</meta:editing-duration>
    <meta:editing-cycles>1</meta:editing-cycles>
    <meta:document-statistic meta:table-count="0" meta:image-count="0" meta:object-count="0" meta:page-count="1" meta:paragraph-count="2" meta:word-count="13" meta:character-count="169" meta:non-whitespace-character-count="157"/>
    <meta:generator>LibreOffice/6.4.7.2$Linux_X86_64 LibreOffice_project/40$Build-2</meta:generator>
  </office:meta>
</office:document-meta>
</file>